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mall_righ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office:value-type="string" calcext:value-type="string">
            <text:p># x_means</text:p>
          </table:table-cell>
          <table:table-cell table:style-name="Default" office:value-type="string" calcext:value-type="string">
            <text:p><text:s/>y_means</text:p>
          </table:table-cell>
          <table:table-cell table:style-name="Default" office:value-type="string" calcext:value-type="string">
            <text:p><text:s/>theta_means</text:p>
          </table:table-cell>
        </table:table-row>
        <table:table-row table:style-name="ro1">
          <table:table-cell office:value-type="float" office:value="-46.12" calcext:value-type="float">
            <text:p>-46.12</text:p>
          </table:table-cell>
          <table:table-cell office:value-type="float" office:value="-94.03" calcext:value-type="float">
            <text:p>-94.03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47.69" calcext:value-type="float">
            <text:p>-47.69</text:p>
          </table:table-cell>
          <table:table-cell office:value-type="float" office:value="-96.39" calcext:value-type="float">
            <text:p>-96.39</text:p>
          </table:table-cell>
          <table:table-cell office:value-type="float" office:value="-0.97" calcext:value-type="float">
            <text:p>-0.97</text:p>
          </table:table-cell>
        </table:table-row>
        <table:table-row table:style-name="ro1">
          <table:table-cell office:value-type="float" office:value="-46.12" calcext:value-type="float">
            <text:p>-46.12</text:p>
          </table:table-cell>
          <table:table-cell office:value-type="float" office:value="-94.03" calcext:value-type="float">
            <text:p>-94.03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46.112" calcext:value-type="float">
            <text:p>-46.112</text:p>
          </table:table-cell>
          <table:table-cell office:value-type="float" office:value="-94.0188" calcext:value-type="float">
            <text:p>-94.0188</text:p>
          </table:table-cell>
          <table:table-cell office:value-type="float" office:value="-0.9498" calcext:value-type="float">
            <text:p>-0.9498</text:p>
          </table:table-cell>
        </table:table-row>
        <table:table-row table:style-name="ro1">
          <table:table-cell office:value-type="float" office:value="-46.12" calcext:value-type="float">
            <text:p>-46.12</text:p>
          </table:table-cell>
          <table:table-cell office:value-type="float" office:value="-94.03" calcext:value-type="float">
            <text:p>-94.03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45.6666" calcext:value-type="float">
            <text:p>-45.6666</text:p>
          </table:table-cell>
          <table:table-cell office:value-type="float" office:value="-93.4042" calcext:value-type="float">
            <text:p>-93.4042</text:p>
          </table:table-cell>
          <table:table-cell office:value-type="float" office:value="-0.9474" calcext:value-type="float">
            <text:p>-0.9474</text:p>
          </table:table-cell>
        </table:table-row>
        <table:table-row table:style-name="ro1">
          <table:table-cell office:value-type="float" office:value="-46.12" calcext:value-type="float">
            <text:p>-46.12</text:p>
          </table:table-cell>
          <table:table-cell office:value-type="float" office:value="-94.03" calcext:value-type="float">
            <text:p>-94.03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47.576" calcext:value-type="float">
            <text:p>-47.576</text:p>
          </table:table-cell>
          <table:table-cell office:value-type="float" office:value="-96.2118" calcext:value-type="float">
            <text:p>-96.2118</text:p>
          </table:table-cell>
          <table:table-cell office:value-type="float" office:value="-0.964" calcext:value-type="float">
            <text:p>-0.964</text:p>
          </table:table-cell>
        </table:table-row>
        <table:table-row table:style-name="ro1">
          <table:table-cell office:value-type="float" office:value="-45.57" calcext:value-type="float">
            <text:p>-45.57</text:p>
          </table:table-cell>
          <table:table-cell office:value-type="float" office:value="-93.13" calcext:value-type="float">
            <text:p>-93.13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1">
          <table:table-cell office:value-type="float" office:value="-45.19" calcext:value-type="float">
            <text:p>-45.19</text:p>
          </table:table-cell>
          <table:table-cell office:value-type="float" office:value="-92.59" calcext:value-type="float">
            <text:p>-92.59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-46.12" calcext:value-type="float">
            <text:p>-46.12</text:p>
          </table:table-cell>
          <table:table-cell office:value-type="float" office:value="-94.03" calcext:value-type="float">
            <text:p>-94.03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47.3064" calcext:value-type="float">
            <text:p>-47.3064</text:p>
          </table:table-cell>
          <table:table-cell office:value-type="float" office:value="-95.7996" calcext:value-type="float">
            <text:p>-95.7996</text:p>
          </table:table-cell>
          <table:table-cell office:value-type="float" office:value="-0.9574" calcext:value-type="float">
            <text:p>-0.9574</text:p>
          </table:table-cell>
        </table:table-row>
        <table:table-row table:style-name="ro1">
          <table:table-cell office:value-type="float" office:value="-46.2864" calcext:value-type="float">
            <text:p>-46.2864</text:p>
          </table:table-cell>
          <table:table-cell office:value-type="float" office:value="-94.3628" calcext:value-type="float">
            <text:p>-94.3628</text:p>
          </table:table-cell>
          <table:table-cell office:value-type="float" office:value="-0.9304" calcext:value-type="float">
            <text:p>-0.9304</text:p>
          </table:table-cell>
        </table:table-row>
        <table:table-row table:style-name="ro1">
          <table:table-cell office:value-type="float" office:value="-46.08" calcext:value-type="float">
            <text:p>-46.08</text:p>
          </table:table-cell>
          <table:table-cell office:value-type="float" office:value="-93.974" calcext:value-type="float">
            <text:p>-93.974</text:p>
          </table:table-cell>
          <table:table-cell office:value-type="float" office:value="-0.949" calcext:value-type="float">
            <text:p>-0.949</text:p>
          </table:table-cell>
        </table:table-row>
        <table:table-row table:style-name="ro1">
          <table:table-cell office:value-type="float" office:value="-46.2346" calcext:value-type="float">
            <text:p>-46.2346</text:p>
          </table:table-cell>
          <table:table-cell office:value-type="float" office:value="-94.283" calcext:value-type="float">
            <text:p>-94.283</text:p>
          </table:table-cell>
          <table:table-cell office:value-type="float" office:value="-0.9304" calcext:value-type="float">
            <text:p>-0.9304</text:p>
          </table:table-cell>
        </table:table-row>
        <table:table-row table:style-name="ro1">
          <table:table-cell office:value-type="float" office:value="-46.6428" calcext:value-type="float">
            <text:p>-46.6428</text:p>
          </table:table-cell>
          <table:table-cell office:value-type="float" office:value="-94.8076" calcext:value-type="float">
            <text:p>-94.8076</text:p>
          </table:table-cell>
          <table:table-cell office:value-type="float" office:value="-0.9604" calcext:value-type="float">
            <text:p>-0.9604</text:p>
          </table:table-cell>
        </table:table-row>
        <table:table-row table:style-name="ro1">
          <table:table-cell office:value-type="float" office:value="-47.5622" calcext:value-type="float">
            <text:p>-47.5622</text:p>
          </table:table-cell>
          <table:table-cell office:value-type="float" office:value="-96.192" calcext:value-type="float">
            <text:p>-96.192</text:p>
          </table:table-cell>
          <table:table-cell office:value-type="float" office:value="-0.9648" calcext:value-type="float">
            <text:p>-0.9648</text:p>
          </table:table-cell>
        </table:table-row>
        <table:table-row table:style-name="ro1">
          <table:table-cell office:value-type="float" office:value="-46.12" calcext:value-type="float">
            <text:p>-46.12</text:p>
          </table:table-cell>
          <table:table-cell office:value-type="float" office:value="-94.03" calcext:value-type="float">
            <text:p>-94.03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45.742" calcext:value-type="float">
            <text:p>-45.742</text:p>
          </table:table-cell>
          <table:table-cell office:value-type="float" office:value="-93.506" calcext:value-type="float">
            <text:p>-93.506</text:p>
          </table:table-cell>
          <table:table-cell office:value-type="float" office:value="-0.939" calcext:value-type="float">
            <text:p>-0.939</text:p>
          </table:table-cell>
        </table:table-row>
        <table:table-row table:style-name="ro1">
          <table:table-cell office:value-type="float" office:value="-46.0752" calcext:value-type="float">
            <text:p>-46.0752</text:p>
          </table:table-cell>
          <table:table-cell office:value-type="float" office:value="-93.905" calcext:value-type="float">
            <text:p>-93.905</text:p>
          </table:table-cell>
          <table:table-cell office:value-type="float" office:value="-0.9692" calcext:value-type="float">
            <text:p>-0.9692</text:p>
          </table:table-cell>
        </table:table-row>
        <calcext:conditional-formats>
          <calcext:conditional-format calcext:target-range-address="small_right.A2:small_right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mall_right.B2:small_right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mall_right.C2:small_right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1T09:28:43.232893373</dc:date>
    <meta:editing-duration>PT10H7M14S</meta:editing-duration>
    <meta:editing-cycles>1</meta:editing-cycles>
    <meta:generator>LibreOffice/6.0.4.2$Linux_X86_64 LibreOffice_project/00m0$Build-2</meta:generator>
    <meta:document-statistic meta:table-count="1" meta:cell-count="63" meta:object-count="0"/>
  </office:meta>
</office:document-meta>
</file>